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ec</text:p>
          </table:table-cell>
          <table:table-cell/>
          <table:table-cell table:style-name="Default" office:value-type="string" calcext:value-type="string">
            <text:p>Pth 8</text:p>
          </table:table-cell>
          <table:table-cell table:style-name="Default" office:value-type="string" calcext:value-type="string">
            <text:p>Pth 4</text:p>
          </table:table-cell>
          <table:table-cell table:style-name="Default" office:value-type="string" calcext:value-type="string">
            <text:p>pth2</text:p>
          </table:table-cell>
          <table:table-cell table:number-columns-repeated="4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2" office:value-type="string" calcext:value-type="string">
            <text:p>0.460130</text:p>
          </table:table-cell>
          <table:table-cell/>
          <table:table-cell office:value-type="float" office:value="0.192159" calcext:value-type="float">
            <text:p>0.192159</text:p>
          </table:table-cell>
          <table:table-cell office:value-type="float" office:value="0.171988" calcext:value-type="float">
            <text:p>0.171988</text:p>
          </table:table-cell>
          <table:table-cell office:value-type="float" office:value="0.278175" calcext:value-type="float">
            <text:p>0.278175</text:p>
          </table:table-cell>
          <table:table-cell table:number-columns-repeated="4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2" office:value-type="string" calcext:value-type="string">
            <text:p>3.662737</text:p>
          </table:table-cell>
          <table:table-cell/>
          <table:table-cell office:value-type="float" office:value="0.815998" calcext:value-type="float">
            <text:p>0.815998</text:p>
          </table:table-cell>
          <table:table-cell office:value-type="float" office:value="1.310694" calcext:value-type="float">
            <text:p>1.310694</text:p>
          </table:table-cell>
          <table:table-cell office:value-type="float" office:value="2.358498" calcext:value-type="float">
            <text:p>2.358498</text:p>
          </table:table-cell>
          <table:table-cell table:number-columns-repeated="4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table:style-name="ce2" office:value-type="string" calcext:value-type="string">
            <text:p>29.097643</text:p>
          </table:table-cell>
          <table:table-cell/>
          <table:table-cell office:value-type="float" office:value="5.814033" calcext:value-type="float">
            <text:p>5.814033</text:p>
          </table:table-cell>
          <table:table-cell office:value-type="float" office:value="9.633266" calcext:value-type="float">
            <text:p>9.633266</text:p>
          </table:table-cell>
          <table:table-cell office:value-type="float" office:value="18.097514" calcext:value-type="float">
            <text:p>18.097514</text:p>
          </table:table-cell>
          <table:table-cell table:number-columns-repeated="4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table:style-name="ce2" office:value-type="string" calcext:value-type="string">
            <text:p>232.947321</text:p>
          </table:table-cell>
          <table:table-cell/>
          <table:table-cell office:value-type="float" office:value="40.099715" calcext:value-type="float">
            <text:p>40.099715</text:p>
          </table:table-cell>
          <table:table-cell office:value-type="float" office:value="70.774849" calcext:value-type="float">
            <text:p>70.774849</text:p>
          </table:table-cell>
          <table:table-cell office:value-type="float" office:value="139.915781" calcext:value-type="float">
            <text:p>139.915781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 table:number-columns-spanned="3" table:number-rows-spanned="1">
            <text:p>SPEEDUP</text:p>
          </table:table-cell>
          <table:covered-table-cell table:number-columns-repeated="2" table:style-name="Default"/>
          <table:table-cell/>
          <table:table-cell office:value-type="string" calcext:value-type="string" table:number-columns-spanned="3" table:number-rows-spanned="1">
            <text:p>EFICIENCIA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6" table:formula="of:=[.B2]/[.D2]" office:value-type="float" office:value="2.39452744862328" calcext:value-type="float">
            <text:p>2.395</text:p>
          </table:table-cell>
          <table:table-cell table:style-name="ce6" table:formula="of:=[.B2]/[.E2]" office:value-type="float" office:value="2.67536107170268" calcext:value-type="float">
            <text:p>2.675</text:p>
          </table:table-cell>
          <table:table-cell table:style-name="ce6" table:formula="of:=[.B2]/[.F2]" office:value-type="float" office:value="1.65410263323447" calcext:value-type="float">
            <text:p>1.654</text:p>
          </table:table-cell>
          <table:table-cell/>
          <table:table-cell table:style-name="ce6" table:formula="of:=[.D9]/8" office:value-type="float" office:value="0.299315931077909" calcext:value-type="float">
            <text:p>0.299</text:p>
          </table:table-cell>
          <table:table-cell table:style-name="ce6" table:formula="of:=[.E9]/4" office:value-type="float" office:value="0.668840267925669" calcext:value-type="float">
            <text:p>0.669</text:p>
          </table:table-cell>
          <table:table-cell table:style-name="ce6" table:formula="of:=[.F9]/2" office:value-type="float" office:value="0.827051316617237" calcext:value-type="float">
            <text:p>0.827</text:p>
          </table:table-cell>
        </table:table-row>
        <table:table-row table:style-name="ro1">
          <table:table-cell table:number-columns-repeated="3"/>
          <table:table-cell table:style-name="ce6" table:formula="of:=[.B3]/[.D3]" office:value-type="float" office:value="4.48865928592962" calcext:value-type="float">
            <text:p>4.489</text:p>
          </table:table-cell>
          <table:table-cell table:style-name="ce6" table:formula="of:=[.B3]/[.E3]" office:value-type="float" office:value="2.79450199665215" calcext:value-type="float">
            <text:p>2.795</text:p>
          </table:table-cell>
          <table:table-cell table:style-name="ce6" table:formula="of:=[.B3]/[.F3]" office:value-type="float" office:value="1.55299559295789" calcext:value-type="float">
            <text:p>1.553</text:p>
          </table:table-cell>
          <table:table-cell/>
          <table:table-cell table:style-name="ce6" table:formula="of:=[.D10]/8" office:value-type="float" office:value="0.561082410741203" calcext:value-type="float">
            <text:p>0.561</text:p>
          </table:table-cell>
          <table:table-cell table:style-name="ce6" table:formula="of:=[.E10]/4" office:value-type="float" office:value="0.698625499163039" calcext:value-type="float">
            <text:p>0.699</text:p>
          </table:table-cell>
          <table:table-cell table:style-name="ce6" table:formula="of:=[.F10]/2" office:value-type="float" office:value="0.776497796478945" calcext:value-type="float">
            <text:p>0.776</text:p>
          </table:table-cell>
        </table:table-row>
        <table:table-row table:style-name="ro1">
          <table:table-cell table:number-columns-repeated="3"/>
          <table:table-cell table:style-name="ce6" table:formula="of:=[.B4]/[.D4]" office:value-type="float" office:value="5.00472615136515" calcext:value-type="float">
            <text:p>5.005</text:p>
          </table:table-cell>
          <table:table-cell table:style-name="ce6" table:formula="of:=[.B4]/[.E4]" office:value-type="float" office:value="3.02053768680321" calcext:value-type="float">
            <text:p>3.021</text:p>
          </table:table-cell>
          <table:table-cell table:style-name="ce6" table:formula="of:=[.B4]/[.F4]" office:value-type="float" office:value="1.60782541734738" calcext:value-type="float">
            <text:p>1.608</text:p>
          </table:table-cell>
          <table:table-cell/>
          <table:table-cell table:style-name="ce6" table:formula="of:=[.D11]/8" office:value-type="float" office:value="0.625590768920644" calcext:value-type="float">
            <text:p>0.626</text:p>
          </table:table-cell>
          <table:table-cell table:style-name="ce6" table:formula="of:=[.E11]/4" office:value-type="float" office:value="0.755134421700802" calcext:value-type="float">
            <text:p>0.755</text:p>
          </table:table-cell>
          <table:table-cell table:style-name="ce6" table:formula="of:=[.F11]/2" office:value-type="float" office:value="0.803912708673689" calcext:value-type="float">
            <text:p>0.804</text:p>
          </table:table-cell>
        </table:table-row>
        <table:table-row table:style-name="ro1">
          <table:table-cell table:number-columns-repeated="3"/>
          <table:table-cell table:style-name="ce6" table:formula="of:=[.B5]/[.D5]" office:value-type="float" office:value="5.80920141202999" calcext:value-type="float">
            <text:p>5.809</text:p>
          </table:table-cell>
          <table:table-cell table:style-name="ce6" table:formula="of:=[.B5]/[.E5]" office:value-type="float" office:value="3.29138563050837" calcext:value-type="float">
            <text:p>3.291</text:p>
          </table:table-cell>
          <table:table-cell table:style-name="ce6" table:formula="of:=[.B5]/[.F5]" office:value-type="float" office:value="1.66491098670278" calcext:value-type="float">
            <text:p>1.665</text:p>
          </table:table-cell>
          <table:table-cell/>
          <table:table-cell table:style-name="ce6" table:formula="of:=[.D12]/8" office:value-type="float" office:value="0.726150176503748" calcext:value-type="float">
            <text:p>0.726</text:p>
          </table:table-cell>
          <table:table-cell table:style-name="ce6" table:formula="of:=[.E12]/4" office:value-type="float" office:value="0.822846407627094" calcext:value-type="float">
            <text:p>0.823</text:p>
          </table:table-cell>
          <table:table-cell table:style-name="ce6" table:formula="of:=[.F12]/2" office:value-type="float" office:value="0.832455493351389" calcext:value-type="float">
            <text:p>0.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currency-style style:name="N128P0" style:volatile="true">
      <number:currency-symbol number:language="es" number:country="AR">$</number:currency-symbol>
      <number:number number:decimal-places="0" number:min-decimal-places="0" number:min-integer-digits="1" number:grouping="true"/>
    </number:currency-style>
    <number:currency-style style:name="N128">
      <number:text>(</number:text>
      <number:currency-symbol number:language="es" number:country="AR">$</number:currency-symbol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27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27"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6P0" style:volatile="true">
      <number:currency-symbol number:language="es" number:country="AR">$</number:currency-symbol>
      <number:number number:decimal-places="0" number:min-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AR">$</number:currency-symbol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2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2P0" style:volatile="true">
      <number:currency-symbol number:language="es" number:country="AR">$</number:currency-symbol>
      <number:number number:decimal-places="2" number:min-decimal-places="0" number:min-integer-digits="1" number:decimal-replacement="--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decimal-places="0" number:min-integer-digits="1" number:decimal-replacement="--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22:36:48.339277573</meta:creation-date>
    <dc:date>2025-05-09T00:10:16.732032930</dc:date>
    <meta:editing-duration>PT9M26S</meta:editing-duration>
    <meta:editing-cycles>3</meta:editing-cycles>
    <meta:generator>LibreOffice/7.3.7.2$Linux_X86_64 LibreOffice_project/30$Build-2</meta:generator>
    <meta:document-statistic meta:table-count="1" meta:cell-count="50" meta:object-count="0"/>
    <meta:user-defined meta:name=""/>
  </office:meta>
</office:document-meta>
</file>